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1.905cm" svg:height="0.635cm" svg:x="4.28cm" svg:y="1.956cm">
              <text:p text:style-name="P1"><text:span text:style-name="T1">Hi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1cm" svg:y="9.413cm">
              <text:p text:style-name="P1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cm" svg:y="9.412cm">
              <text:p text:style-name="P1"><text:span text:style-name="T2">nul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2cm" svg:y="9.413cm">
              <text:p text:style-name="P1"><text:span text:style-name="T2">7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1cm" svg:y="9.413cm">
              <text:p text:style-name="P1"><text:span text:style-name="T2">3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2cm" svg:y="8.312cm">
              <text:p text:style-name="P1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1cm" svg:y="8.311cm">
              <text:p text:style-name="P1"><text:span text:style-name="T2">9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3cm" svg:y="8.312cm">
              <text:p text:style-name="P1"><text:span text:style-name="T2">8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2cm" svg:y="8.312cm">
              <text:p text:style-name="P1"><text:span text:style-name="T2">4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2cm" svg:y="7.212cm">
              <text:p text:style-name="P1"><text:span text:style-name="T1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1cm" svg:y="7.211cm">
              <text:p text:style-name="P1"><text:span text:style-name="T2">9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3cm" svg:y="7.212cm">
              <text:p text:style-name="P1"><text:span text:style-name="T2">nul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2cm" svg:y="7.212cm">
              <text:p text:style-name="P1"><text:span text:style-name="T2">5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2cm" svg:y="6.112cm">
              <text:p text:style-name="P1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1cm" svg:y="6.111cm">
              <text:p text:style-name="P1"><text:span text:style-name="T2">9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3cm" svg:y="6.112cm">
              <text:p text:style-name="P1"><text:span text:style-name="T2">nul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2cm" svg:y="6.112cm">
              <text:p text:style-name="P1"><text:span text:style-name="T2">6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2cm" svg:y="5.012cm">
              <text:p text:style-name="P1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1cm" svg:y="5.011cm">
              <text:p text:style-name="P1"><text:span text:style-name="T2">9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3cm" svg:y="5.012cm">
              <text:p text:style-name="P1"><text:span text:style-name="T2">8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2cm" svg:y="5.012cm">
              <text:p text:style-name="P1"><text:span text:style-name="T2">7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2cm" svg:y="3.883cm">
              <text:p text:style-name="P1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cm" svg:y="3.883cm">
              <text:p text:style-name="P1"><text:span text:style-name="T2">1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3cm" svg:y="3.883cm">
              <text:p text:style-name="P1"><text:span text:style-name="T2">9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2cm" svg:y="3.883cm">
              <text:p text:style-name="P1"><text:span text:style-name="T2">8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2cm" svg:y="2.811cm">
              <text:p text:style-name="P1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1cm" svg:y="2.81cm">
              <text:p text:style-name="P1"><text:span text:style-name="T2">1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3cm" svg:y="2.811cm">
              <text:p text:style-name="P1"><text:span text:style-name="T2">1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2cm" svg:y="2.811cm">
              <text:p text:style-name="P1"><text:span text:style-name="T2">1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0.904cm" svg:height="0.874cm" svg:x="2.802cm" svg:y="10.511cm">
              <text:p text:style-name="P1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4.081cm" svg:y="10.51cm">
              <text:p text:style-name="P1"><text:span text:style-name="T2">nul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6.683cm" svg:y="10.511cm">
              <text:p text:style-name="P1"><text:span text:style-name="T2">7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5cm" svg:height="0.875cm" svg:x="9.282cm" svg:y="10.511cm">
              <text:p text:style-name="P1"><text:span text:style-name="T2">2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905cm" svg:height="0.635cm" svg:x="6.881cm" svg:y="1.956cm">
              <text:p text:style-name="P1"><text:span text:style-name="T1">Mediu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905cm" svg:height="0.635cm" svg:x="9.381cm" svg:y="1.956cm">
              <text:p text:style-name="P1"><text:span text:style-name="T1">Lo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0.936cm" svg:height="10.781cm" svg:x="2.035cm" svg:y="1.474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06-15T13:17:29</dc:date>
    <meta:editing-duration>PT20H25M25S</meta:editing-duration>
    <meta:editing-cycles>7</meta:editing-cycles>
    <meta:generator>OpenOffice.org/3.2$Unix OpenOffice.org_project/320m19$Build-9505</meta:generator>
    <meta:document-statistic meta:object-count="38"/>
  </office:meta>
</office:document-meta>
</file>